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896cm" fo:min-width="5.3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816cm" fo:min-width="6.455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heads_20_25" draw:marker-end-width="0.4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c1c1c" draw:marker-start-width="0.321cm" draw:marker-end="Arrowheads_20_26" draw:marker-end-width="0.4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="Arrowheads_20_27" draw:marker-end-width="0.421cm" draw:fill="solid" draw:fill-color="#ffffff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c1c1c" draw:marker-start-width="0.321cm" draw:marker-end="Arrowheads_20_28" draw:marker-end-width="0.421cm" draw:fill="solid" draw:fill-color="#ffffff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heads_20_29" draw:marker-end-width="0.421cm" draw:fill="solid" draw:fill-color="#ffffff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c1c1c" draw:marker-start-width="0.321cm" draw:marker-end="Arrowheads_20_30" draw:marker-end-width="0.421cm" draw:fill="solid" draw:fill-color="#ffffff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="Arrowheads_20_31" draw:marker-end-width="0.421cm" draw:fill="solid" draw:fill-color="#ffffff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1c1c1c" draw:marker-start-width="0.321cm" draw:marker-end="Arrowheads_20_32" draw:marker-end-width="0.421cm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1c1c1c" draw:marker-start-width="0.321cm" draw:marker-end="Arrowheads_20_33" draw:marker-end-width="0.421cm" draw:fill="solid" draw:fill-color="#fffff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1c1c1c" draw:marker-start-width="0.321cm" draw:marker-end="Arrowheads_20_34" draw:marker-end-width="0.421cm" draw:fill="solid" draw:fill-color="#ffffff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1c1c1c" draw:marker-start-width="0.321cm" draw:marker-end="Arrowheads_20_35" draw:marker-end-width="0.421cm" draw:fill="solid" draw:fill-color="#ffffff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1c1c1c" draw:marker-start-width="0.321cm" draw:marker-end="Arrowheads_20_36" draw:marker-end-width="0.421cm" draw:fill="solid" draw:fill-color="#ffffff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1c1c1c" draw:marker-start-width="0.321cm" draw:marker-end="Arrowheads_20_37" draw:marker-end-width="0.421cm" draw:fill="solid" draw:fill-color="#ffffff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1c1c1c" draw:marker-start-width="0.321cm" draw:marker-end="Arrowheads_20_38" draw:marker-end-width="0.421cm" draw:fill="solid" draw:fill-color="#ffffff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c1c1c" draw:marker-start-width="0.321cm" draw:marker-end="Arrowheads_20_39" draw:marker-end-width="0.421cm" draw:fill="solid" draw:fill-color="#ffffff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111111" draw:fill-color="#111111" draw:textarea-horizontal-align="justify" draw:textarea-vertical-align="middle" draw:auto-grow-height="false" fo:min-height="0.648cm" fo:min-width="1.387cm"/>
      <style:paragraph-properties style:writing-mode="lr-tb"/>
    </style:style>
    <style:style style:name="gr19" style:family="graphic" style:parent-style-name="standard">
      <style:graphic-properties svg:stroke-color="#999999" draw:fill-color="#b2b2b2" draw:textarea-horizontal-align="justify" draw:textarea-vertical-align="middle" draw:auto-grow-height="false" fo:min-height="1.147cm" fo:min-width="2.04cm"/>
      <style:paragraph-properties style:writing-mode="lr-tb"/>
    </style:style>
    <style:style style:name="gr20" style:family="graphic" style:parent-style-name="standard">
      <style:graphic-properties svg:stroke-color="#c9211e" draw:fill-color="#c9211e" draw:textarea-horizontal-align="justify" draw:textarea-vertical-align="middle" draw:auto-grow-height="false" fo:min-height="1.147cm" fo:min-width="2.04cm"/>
      <style:paragraph-properties style:writing-mode="lr-tb"/>
    </style:style>
    <style:style style:name="gr21" style:family="graphic" style:parent-style-name="standard">
      <style:graphic-properties svg:stroke-color="#333333" draw:fill-color="#333333" draw:textarea-horizontal-align="justify" draw:textarea-vertical-align="middle" draw:auto-grow-height="false" fo:min-height="1.147cm" fo:min-width="2.04cm"/>
      <style:paragraph-properties style:writing-mode="lr-tb"/>
    </style:style>
    <style:style style:name="gr22" style:family="graphic" style:parent-style-name="objectwithoutfill">
      <style:graphic-properties svg:stroke-width="0.081cm" svg:stroke-color="#111111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111111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111111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111111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c9211e" draw:textarea-horizontal-align="justify" draw:textarea-vertical-align="middle" draw:auto-grow-height="false" fo:min-height="1.929cm" fo:min-width="4.346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729fcf" draw:textarea-horizontal-align="justify" draw:textarea-vertical-align="middle" draw:auto-grow-height="false" fo:min-height="1.929cm" fo:min-width="4.346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77bc65" draw:textarea-horizontal-align="justify" draw:textarea-vertical-align="middle" draw:auto-grow-height="false" fo:min-height="1.929cm" fo:min-width="4.346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svg:stroke-width="0.081cm" svg:stroke-color="#1c1c1c" draw:marker-start-width="0.321cm" draw:marker-end="Arrowheads_20_19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1c1c1c" draw:marker-start-width="0.3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1.022cm" fo:min-width="1.906cm" fo:padding-top="0.165cm" fo:padding-bottom="0.165cm" fo:padding-left="0.29cm" fo:padding-right="0.29cm"/>
      <style:paragraph-properties style:writing-mode="lr-tb"/>
    </style:style>
    <style:style style:name="gr32" style:family="graphic" style:parent-style-name="objectwithoutfill">
      <style:graphic-properties svg:stroke-width="0.081cm" svg:stroke-color="#1c1c1c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b2b2b2" draw:textarea-horizontal-align="justify" draw:textarea-vertical-align="middle" draw:auto-grow-height="false" fo:min-height="0.891cm" fo:min-width="3.739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b47804" draw:textarea-horizontal-align="justify" draw:textarea-vertical-align="middle" draw:auto-grow-height="false" fo:min-height="0.989cm" fo:min-width="1.12cm" fo:padding-top="0.165cm" fo:padding-bottom="0.165cm" fo:padding-left="0.29cm" fo:padding-right="0.29cm"/>
      <style:paragraph-properties style:writing-mode="lr-tb"/>
    </style:style>
    <style:style style:name="gr35" style:family="graphic" style:parent-style-name="objectwithoutfill">
      <style:graphic-properties svg:stroke-width="0.081cm" svg:stroke-color="#1c1c1c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1c1c1c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/>
    </style:style>
    <style:style style:name="P3" style:family="paragraph">
      <loext:graphic-properties draw:fill="solid" draw:fill-color="#ffffff"/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style:font-name="Roboto" fo:font-weight="bold"/>
    </style:style>
    <style:style style:name="P5" style:family="paragraph">
      <loext:graphic-properties draw:fill-color="#111111"/>
      <style:paragraph-properties fo:text-align="center"/>
      <style:text-properties style:font-name="Roboto" fo:font-weight="bold"/>
    </style:style>
    <style:style style:name="P6" style:family="paragraph">
      <style:paragraph-properties fo:text-align="center"/>
      <style:text-properties fo:color="#ffffff" loext:opacity="100%" style:font-name="Roboto" fo:font-weight="bold"/>
    </style:style>
    <style:style style:name="P7" style:family="paragraph">
      <loext:graphic-properties draw:fill-color="#b2b2b2"/>
      <style:paragraph-properties fo:text-align="center"/>
      <style:text-properties fo:color="#ffffff" loext:opacity="100%" style:font-name="Roboto" fo:font-weight="bold"/>
    </style:style>
    <style:style style:name="P8" style:family="paragraph">
      <loext:graphic-properties draw:fill-color="#c9211e"/>
      <style:paragraph-properties fo:text-align="center"/>
      <style:text-properties fo:color="#ffffff" loext:opacity="100%" style:font-name="Roboto" fo:font-weight="bold"/>
    </style:style>
    <style:style style:name="P9" style:family="paragraph">
      <loext:graphic-properties draw:fill-color="#333333"/>
      <style:paragraph-properties fo:text-align="center"/>
      <style:text-properties style:font-name="Roboto" fo:font-weight="bold"/>
    </style:style>
    <style:style style:name="P10" style:family="paragraph">
      <loext:graphic-properties draw:fill="none"/>
      <style:paragraph-properties fo:text-align="center"/>
      <style:text-properties style:font-name="Roboto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-color="#c9211e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77bc65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b47804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5.969cm" svg:height="1.27cm" svg:x="-11.294cm" svg:y="20.304cm">
          <text:p text:style-name="P1">compile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5.969cm" svg:height="1.27cm" svg:x="-11.294cm" svg:y="22.844cm">
          <text:p text:style-name="P1">processRe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969cm" svg:height="1.27cm" svg:x="-11.294cm" svg:y="27.162cm">
          <text:p text:style-name="P1">cle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969cm" svg:height="1.27cm" svg:x="-4.184cm" svg:y="21.574cm">
          <text:p text:style-name="P1">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7.159cm" svg:height="1.27cm" svg:x="4.128cm" svg:y="19.669cm">
          <text:p text:style-name="P1">javad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7.159cm" svg:height="1.27cm" svg:x="4.128cm" svg:y="21.575cm">
          <text:p text:style-name="P1">compileTest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7.159cm" svg:height="1.27cm" svg:x="4.128cm" svg:y="23.481cm">
          <text:p text:style-name="P1">processTestRe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7.159cm" svg:height="1.27cm" svg:x="4.128cm" svg:y="25.384cm">
          <text:p text:style-name="P1">j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969cm" svg:height="1.27cm" svg:x="12.383cm" svg:y="22.59cm">
          <text:p text:style-name="P1">test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969cm" svg:height="1.27cm" svg:x="19.495cm" svg:y="20.374cm">
          <text:p text:style-name="P1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5.969cm" svg:height="1.27cm" svg:x="12.383cm" svg:y="24.495cm">
          <text:p text:style-name="P1">uploadArchi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969cm" svg:height="1.27cm" svg:x="26.988cm" svg:y="21.574cm">
          <text:p text:style-name="P1">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969cm" svg:height="1.27cm" svg:x="12.383cm" svg:y="26.527cm">
          <text:p text:style-name="P1">assem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969cm" svg:height="1.27cm" svg:x="34.128cm" svg:y="22.971cm">
          <text:p text:style-name="P1">b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4.128cm" svg:y1="23.606cm" svg:x2="18.352cm" svg:y2="27.162cm" draw:start-shape="id1" draw:start-glue-point="3" draw:end-shape="id2" draw:end-glue-point="1" svg:d="M34128 23606c-11832 0-3944 3556-15776 3556" svg:viewBox="0 0 15777 3557">
          <text:p/>
        </draw:connector>
        <draw:connector draw:style-name="gr4" draw:text-style-name="P3" draw:layer="layout" draw:type="curve" svg:x1="34.128cm" svg:y1="23.606cm" svg:x2="32.957cm" svg:y2="22.209cm" draw:start-shape="id1" draw:end-shape="id3" draw:end-glue-point="1" svg:d="M34128 23606c-879 0-294-1397-1171-1397" svg:viewBox="0 0 1172 1398">
          <text:p/>
        </draw:connector>
        <draw:connector draw:style-name="gr5" draw:text-style-name="P3" draw:layer="layout" draw:type="curve" svg:x1="26.988cm" svg:y1="22.209cm" svg:x2="25.464cm" svg:y2="21.009cm" draw:start-shape="id3" draw:start-glue-point="3" draw:end-shape="id4" draw:end-glue-point="1" svg:d="M26988 22209c-1143 0-381-1200-1524-1200" svg:viewBox="0 0 1525 1201">
          <text:p/>
        </draw:connector>
        <draw:connector draw:style-name="gr6" draw:text-style-name="P3" draw:layer="layout" draw:type="curve" draw:line-skew="-5.795cm" svg:x1="19.495cm" svg:y1="21.009cm" svg:x2="1.785cm" svg:y2="22.209cm" draw:start-shape="id4" draw:start-glue-point="3" draw:end-shape="id5" draw:end-glue-point="1" svg:d="M19495 21009c-21975 0-13120 1200-17710 1200" svg:viewBox="0 0 17711 1201">
          <text:p/>
        </draw:connector>
        <draw:connector draw:style-name="gr7" draw:text-style-name="P3" draw:layer="layout" draw:type="curve" svg:x1="19.495cm" svg:y1="21.009cm" svg:x2="18.352cm" svg:y2="23.225cm" draw:start-shape="id4" draw:end-shape="id6" draw:end-glue-point="1" svg:d="M19495 21009c-858 0-287 2216-1143 2216" svg:viewBox="0 0 1144 2217">
          <text:p/>
        </draw:connector>
        <draw:connector draw:style-name="gr8" draw:text-style-name="P3" draw:layer="layout" draw:type="curve" svg:x1="12.383cm" svg:y1="23.225cm" svg:x2="11.287cm" svg:y2="22.21cm" draw:start-shape="id6" draw:start-glue-point="3" draw:end-shape="id7" draw:end-glue-point="1" svg:d="M12383 23225c-822 0-274-1015-1096-1015" svg:viewBox="0 0 1097 1016">
          <text:p/>
        </draw:connector>
        <draw:connector draw:style-name="gr9" draw:text-style-name="P3" draw:layer="layout" draw:type="curve" svg:x1="12.383cm" svg:y1="23.225cm" svg:x2="11.287cm" svg:y2="24.116cm" draw:start-shape="id6" draw:start-glue-point="3" draw:end-shape="id8" draw:end-glue-point="1" svg:d="M12383 23225c-822 0-274 891-1096 891" svg:viewBox="0 0 1097 892">
          <text:p/>
        </draw:connector>
        <draw:connector draw:style-name="gr10" draw:text-style-name="P3" draw:layer="layout" draw:type="curve" svg:x1="12.383cm" svg:y1="27.162cm" svg:x2="11.287cm" svg:y2="26.019cm" draw:start-shape="id2" draw:start-glue-point="3" draw:end-shape="id9" draw:end-glue-point="1" svg:d="M12383 27162c-822 0-274-1143-1096-1143" svg:viewBox="0 0 1097 1144">
          <text:p/>
        </draw:connector>
        <draw:connector draw:style-name="gr11" draw:text-style-name="P3" draw:layer="layout" draw:type="curve" svg:x1="12.383cm" svg:y1="25.13cm" svg:x2="11.287cm" svg:y2="26.019cm" draw:start-shape="id10" draw:start-glue-point="3" draw:end-shape="id9" draw:end-glue-point="1" svg:d="M12383 25130c-822 0-274 889-1096 889" svg:viewBox="0 0 1097 890">
          <text:p/>
        </draw:connector>
        <draw:connector draw:style-name="gr12" draw:text-style-name="P3" draw:layer="layout" draw:type="curve" svg:x1="4.128cm" svg:y1="24.116cm" svg:x2="1.785cm" svg:y2="22.209cm" draw:start-shape="id8" draw:start-glue-point="3" draw:end-shape="id5" draw:end-glue-point="1" svg:d="M4128 24116c-1758 0-587-1907-2343-1907" svg:viewBox="0 0 2344 1908">
          <text:p/>
        </draw:connector>
        <draw:connector draw:style-name="gr13" draw:text-style-name="P3" draw:layer="layout" draw:type="curve" svg:x1="4.128cm" svg:y1="20.304cm" svg:x2="1.785cm" svg:y2="22.209cm" draw:start-shape="id11" draw:start-glue-point="3" draw:end-shape="id5" draw:end-glue-point="1" svg:d="M4128 20304c-1758 0-587 1905-2343 1905" svg:viewBox="0 0 2344 1906">
          <text:p/>
        </draw:connector>
        <draw:connector draw:style-name="gr14" draw:text-style-name="P3" draw:layer="layout" draw:type="curve" svg:x1="4.128cm" svg:y1="26.019cm" svg:x2="1.785cm" svg:y2="22.209cm" draw:start-shape="id9" draw:start-glue-point="3" draw:end-shape="id5" draw:end-glue-point="1" svg:d="M4128 26019c-1758 0-587-3810-2343-3810" svg:viewBox="0 0 2344 3811">
          <text:p/>
        </draw:connector>
        <draw:connector draw:style-name="gr15" draw:text-style-name="P3" draw:layer="layout" draw:type="curve" svg:x1="-4.184cm" svg:y1="22.209cm" svg:x2="-5.325cm" svg:y2="23.479cm" draw:start-shape="id5" draw:start-glue-point="3" draw:end-shape="id12" draw:end-glue-point="1" svg:d="M-4184 22209c-855 0-285 1270-1141 1270" svg:viewBox="0 0 1142 1271">
          <text:p/>
        </draw:connector>
        <draw:connector draw:style-name="gr16" draw:text-style-name="P3" draw:layer="layout" draw:type="curve" svg:x1="-4.184cm" svg:y1="22.209cm" svg:x2="-5.325cm" svg:y2="20.939cm" draw:start-shape="id5" draw:start-glue-point="3" draw:end-shape="id13" draw:end-glue-point="1" svg:d="M-4184 22209c-855 0-285-1270-1141-1270" svg:viewBox="0 0 1142 1271">
          <text:p/>
        </draw:connector>
        <draw:connector draw:style-name="gr17" draw:text-style-name="P3" draw:layer="layout" draw:type="curve" svg:x1="4.128cm" svg:y1="22.21cm" svg:x2="1.785cm" svg:y2="22.209cm" draw:start-shape="id7" draw:start-glue-point="3" draw:end-shape="id5" svg:d="M4128 22210c-1758 0-587-1-2343-1" svg:viewBox="0 0 2344 2">
          <text:p/>
        </draw:connector>
      </draw:page>
      <draw:page draw:name="page2" draw:style-name="dp1" draw:master-page-name="Default">
        <draw:custom-shape draw:style-name="gr18" draw:text-style-name="P5" xml:id="id14" draw:id="id14" draw:layer="layout" svg:width="2.667cm" svg:height="1.27cm" svg:x="8.747cm" svg:y="4.302cm">
          <text:p text:style-name="P4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6" draw:id="id16" draw:layer="layout" svg:width="2.54cm" svg:height="1.397cm" svg:x="5.264cm" svg:y="7.447cm">
          <text:p text:style-name="P6">A v1.0</text:p>
          <draw:enhanced-geometry svg:viewBox="0 0 21600 21600" draw:type="rectangle" draw:enhanced-path="M 0 0 L 21600 0 21600 21600 0 21600 0 0 Z N"/>
        </draw:custom-shape>
        <draw:custom-shape draw:style-name="gr20" draw:text-style-name="P8" xml:id="id15" draw:id="id15" draw:layer="layout" svg:width="2.54cm" svg:height="1.397cm" svg:x="8.764cm" svg:y="7.447cm">
          <text:p text:style-name="P6">B v1.0</text:p>
          <draw:enhanced-geometry svg:viewBox="0 0 21600 21600" draw:type="rectangle" draw:enhanced-path="M 0 0 L 21600 0 21600 21600 0 21600 0 0 Z N"/>
        </draw:custom-shape>
        <draw:custom-shape draw:style-name="gr21" draw:text-style-name="P9" xml:id="id17" draw:id="id17" draw:layer="layout" svg:width="2.54cm" svg:height="1.397cm" svg:x="12.264cm" svg:y="7.447cm">
          <text:p text:style-name="P4">C v1.0</text:p>
          <draw:enhanced-geometry svg:viewBox="0 0 21600 21600" draw:type="rectangle" draw:enhanced-path="M 0 0 L 21600 0 21600 21600 0 21600 0 0 Z N"/>
        </draw:custom-shape>
        <draw:custom-shape draw:style-name="gr20" draw:text-style-name="P8" xml:id="id18" draw:id="id18" draw:layer="layout" svg:width="2.54cm" svg:height="1.397cm" svg:x="12.264cm" svg:y="9.947cm">
          <text:p text:style-name="P6">B v2.0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draw:type="line" svg:x1="10.081cm" svg:y1="5.572cm" svg:x2="10.034cm" svg:y2="7.447cm" draw:start-shape="id14" draw:start-glue-point="8" draw:end-shape="id15" draw:end-glue-point="0" svg:d="M10081 5572l-47 1875" svg:viewBox="0 0 48 1876">
          <text:p/>
        </draw:connector>
        <draw:connector draw:style-name="gr23" draw:text-style-name="P10" draw:layer="layout" draw:type="line" svg:x1="10.081cm" svg:y1="5.572cm" svg:x2="6.534cm" svg:y2="7.447cm" draw:start-shape="id14" draw:start-glue-point="8" draw:end-shape="id16" draw:end-glue-point="0" svg:d="M10081 5572l-3547 1875" svg:viewBox="0 0 3548 1876">
          <text:p/>
        </draw:connector>
        <draw:connector draw:style-name="gr24" draw:text-style-name="P10" draw:layer="layout" draw:type="line" svg:x1="10.081cm" svg:y1="5.572cm" svg:x2="13.534cm" svg:y2="7.447cm" draw:start-shape="id14" draw:start-glue-point="8" draw:end-shape="id17" draw:end-glue-point="0" svg:d="M10081 5572l3453 1875" svg:viewBox="0 0 3454 1876">
          <text:p/>
        </draw:connector>
        <draw:connector draw:style-name="gr25" draw:text-style-name="P10" draw:layer="layout" draw:type="line" svg:x1="13.534cm" svg:y1="8.844cm" svg:x2="13.534cm" svg:y2="9.947cm" draw:start-shape="id17" draw:start-glue-point="2" draw:end-shape="id18" draw:end-glue-point="0" svg:d="M13534 8844v1103" svg:viewBox="0 0 1 1104">
          <text:p/>
        </draw:connector>
        <draw:custom-shape draw:style-name="gr26" draw:text-style-name="P12" xml:id="id19" draw:id="id19" draw:layer="layout" svg:width="5.08cm" svg:height="2.413cm" svg:x="1.27cm" svg:y="17.986cm">
          <text:p text:style-name="P11">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20" draw:id="id20" draw:layer="layout" svg:width="5.08cm" svg:height="2.413cm" svg:x="8.271cm" svg:y="17.986cm">
          <text:p text:style-name="P11">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21" draw:id="id21" draw:layer="layout" svg:width="5.08cm" svg:height="2.413cm" svg:x="15.272cm" svg:y="17.986cm">
          <text:p text:style-name="P11">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5" draw:layer="layout" draw:type="line" svg:x1="6.35cm" svg:y1="19.192cm" svg:x2="8.271cm" svg:y2="19.192cm" draw:start-shape="id19" draw:start-glue-point="1" draw:end-shape="id20" draw:end-glue-point="3" svg:d="M6350 19192h1921" svg:viewBox="0 0 1922 1">
          <text:p/>
        </draw:connector>
        <draw:connector draw:style-name="gr30" draw:text-style-name="P15" draw:layer="layout" draw:type="line" svg:x1="13.351cm" svg:y1="19.192cm" svg:x2="15.272cm" svg:y2="19.192cm" draw:start-shape="id20" draw:start-glue-point="1" draw:end-shape="id21" draw:end-glue-point="3" svg:d="M13351 19192h1921" svg:viewBox="0 0 1922 1">
          <text:p/>
        </draw:connector>
        <draw:custom-shape draw:style-name="gr31" draw:text-style-name="P16" xml:id="id22" draw:id="id22" draw:layer="layout" svg:width="2.794cm" svg:height="1.905cm" svg:x="2.413cm" svg:y="14.589cm">
          <text:p text:style-name="P11"><text:span text:style-name="T1">Proje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2" draw:text-style-name="P15" draw:layer="layout" draw:type="line" svg:x1="3.81cm" svg:y1="17.986cm" svg:x2="3.81cm" svg:y2="16.494cm" draw:start-shape="id19" draw:start-glue-point="0" draw:end-shape="id22" svg:d="M3810 17986v-1492" svg:viewBox="0 0 1 1493">
          <text:p/>
        </draw:connector>
        <draw:custom-shape draw:style-name="gr33" draw:text-style-name="P16" xml:id="id23" draw:id="id23" draw:layer="layout" svg:width="4.318cm" svg:height="1.524cm" svg:x="8.652cm" svg:y="14.779cm">
          <text:p text:style-name="P17"><text:span text:style-name="T1">DAG of Task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4" draw:text-style-name="P18" xml:id="id24" draw:id="id24" draw:layer="layout" svg:width="2.032cm" svg:height="1.651cm" svg:x="16.796cm" svg:y="14.716cm">
          <text:p text:style-name="P11"><text:span text:style-name="T1">Ja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5" draw:text-style-name="P15" draw:layer="layout" draw:type="line" svg:x1="10.811cm" svg:y1="17.986cm" svg:x2="10.811cm" svg:y2="16.303cm" draw:start-shape="id20" draw:start-glue-point="0" draw:end-shape="id23" draw:end-glue-point="6" svg:d="M10811 17986v-1683" svg:viewBox="0 0 1 1684">
          <text:p/>
        </draw:connector>
        <draw:connector draw:style-name="gr36" draw:text-style-name="P15" draw:layer="layout" draw:type="line" svg:x1="17.812cm" svg:y1="17.986cm" svg:x2="17.812cm" svg:y2="16.367cm" draw:start-shape="id21" draw:start-glue-point="0" draw:end-shape="id24" draw:end-glue-point="2" svg:d="M17812 17986v-1619" svg:viewBox="0 0 1 16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5:00.492132387</meta:creation-date>
    <meta:generator>LibreOffice/7.0.2.2$Linux_X86_64 LibreOffice_project/00$Build-2</meta:generator>
    <dc:date>2020-12-29T19:39:49.445818855</dc:date>
    <meta:editing-duration>PT16M34S</meta:editing-duration>
    <meta:editing-cycles>3</meta:editing-cycles>
    <meta:document-statistic meta:object-count="49"/>
  </office:meta>
</office:document-meta>
</file>